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39481061714623834"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9:07:09.359411617</meta:creation-date>
    <meta:generator>LibreOffice/5.1.2.2$Linux_X86_64 LibreOffice_project/10m0$Build-2</meta:generator>
    <dc:date>2016-05-29T20:10:10.882891358</dc:date>
    <meta:editing-duration>PT46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</office:meta>
</office:document-meta>
</file>